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ressionValueMethodArgumentResolverTests.params( @ Value ( "#{systemProperties.systemProperty}" ) int param1 , String notSupported , @ Value ( "#{systemProperties.foo}" ) Mono &lt; String &gt; alsoNotSuppor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xpressionValueMethodArgumentResolverTests.supports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ValueMethodArgumentResolverTests.setu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xpressionValueMethodArgumentResolverTests.resolveSystem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xpressionValueMethodArgumentResolverTests.doesNotSu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